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Segoe Print" svg:font-family="'Segoe Print'" style:font-pitch="variable"/>
    <style:font-face style:name="Times New Roman" svg:font-family="'Times New Roman'" style:font-family-generic="roman" style:font-pitch="variable"/>
    <style:font-face style:name="Bradley Hand ITC" svg:font-family="'Bradley Hand ITC'" style:font-family-generic="script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Segoe Print" fo:font-size="22pt" style:text-underline-style="solid" style:text-underline-width="auto" style:text-underline-color="font-color" style:font-size-asian="22pt" style:font-size-complex="22pt"/>
    </style:style>
    <style:style style:name="P2" style:family="paragraph" style:parent-style-name="Standard">
      <style:paragraph-properties fo:text-align="start" style:justify-single-word="false"/>
      <style:text-properties style:font-name="Segoe Print" fo:font-size="22pt" style:text-underline-style="none" style:font-size-asian="22pt" style:font-size-complex="22pt"/>
    </style:style>
    <style:style style:name="P3" style:family="paragraph" style:parent-style-name="Standard">
      <style:paragraph-properties fo:text-align="start" style:justify-single-word="false"/>
      <style:text-properties style:font-name="Segoe Print" fo:font-size="14pt" style:text-underline-style="solid" style:text-underline-width="auto" style:text-underline-color="font-color" style:font-size-asian="14pt" style:font-size-complex="14pt"/>
    </style:style>
    <style:style style:name="P4" style:family="paragraph" style:parent-style-name="Standard">
      <style:paragraph-properties fo:text-align="start" style:justify-single-word="false"/>
      <style:text-properties style:font-name="Segoe Print" fo:font-size="14pt" style:text-underline-style="none" style:font-size-asian="14pt" style:font-size-complex="14pt"/>
    </style:style>
    <style:style style:name="P5" style:family="paragraph" style:parent-style-name="Standard">
      <style:paragraph-properties fo:text-align="start" style:justify-single-word="false"/>
      <style:text-properties style:font-name="Bradley Hand ITC" fo:font-size="14pt" style:text-underline-style="none" style:font-size-asian="14pt" style:font-size-complex="14pt"/>
    </style:style>
    <style:style style:name="P6" style:family="paragraph" style:parent-style-name="Standard">
      <style:paragraph-properties fo:text-align="start" style:justify-single-word="false"/>
      <style:text-properties style:font-name="Segoe Print" fo:font-size="14pt" style:text-underline-style="none" style:font-size-asian="14pt" style:font-size-complex="14pt"/>
    </style:style>
    <style:style style:name="P7" style:family="paragraph" style:parent-style-name="Standard">
      <style:paragraph-properties fo:text-align="start" style:justify-single-word="false"/>
      <style:text-properties style:font-name="Segoe Print" fo:font-size="14pt" style:text-underline-style="solid" style:text-underline-width="auto" style:text-underline-color="font-color" style:font-size-asian="14pt" style:font-size-complex="14pt"/>
    </style:style>
    <style:style style:name="T1" style:family="text">
      <style:text-properties style:text-underline-style="none"/>
    </style:style>
    <style:style style:name="T2" style:family="text">
      <style:text-properties style:text-position="super 58%"/>
    </style:style>
    <style:style style:name="T3" style:family="text">
      <style:text-properties style:text-position="super 58%" style:text-underline-style="solid" style:text-underline-width="auto" style:text-underline-color="font-color"/>
    </style:style>
    <style:style style:name="T4" style:family="text">
      <style:text-properties style:text-position="super 58%" fo:font-style="normal" style:font-style-asian="normal" style:font-style-complex="normal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fo:font-style="normal" style:font-style-asian="normal" style:font-style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CS3U Summative - Leo's Daily Log</text:p>
      <text:p text:style-name="P2"/>
      <text:p text:style-name="P3">January 5<text:span text:style-name="T2">th</text:span><text:span text:style-name="T1">:<text:tab/>Worked on UML Diagrams. Almost completed all of <text:tab/><text:tab/><text:tab/><text:tab/>the diagrams, but without any clarifications so far.</text:span></text:p>
      <text:p text:style-name="P4"/>
      <text:p text:style-name="P3">January 6<text:span text:style-name="T2">th</text:span><text:span text:style-name="T1">:<text:tab/>Finished UML Diagrams. </text:span></text:p>
      <text:p text:style-name="P4"><text:tab/><text:tab/><text:tab/>Imported images for each animal. </text:p>
      <text:p text:style-name="P4"><text:tab/><text:tab/><text:tab/>Started the Java Project.</text:p>
      <text:p text:style-name="P5"/>
      <text:p text:style-name="P3">January 7<text:span text:style-name="T2">th</text:span><text:span text:style-name="T1">:<text:tab/>Briefly revised the UML Diagrams.</text:span></text:p>
      <text:p text:style-name="P4"><text:tab/><text:tab/><text:tab/>Made all of the Classes in the Java Project.</text:p>
      <text:p text:style-name="P4"><text:tab/><text:tab/><text:tab/>Finished the “detailed” GUI Diagrams.</text:p>
      <text:p text:style-name="P4"><text:tab/><text:tab/><text:tab/>Approved by Mr. Hudson.</text:p>
      <text:p text:style-name="P4"><text:tab/><text:tab/><text:tab/></text:p>
      <text:p text:style-name="P4"><text:span text:style-name="T5">January 8</text:span><text:span text:style-name="T3">th</text:span>:<text:tab/>Minor modifications to the Zoo UML Diagram.</text:p>
      <text:p text:style-name="P4"><text:tab/><text:tab/><text:tab/>Completed the Animal, and the 6 animal classes.</text:p>
      <text:p text:style-name="P4"><text:tab/><text:tab/><text:tab/>Started on the Zoo class.</text:p>
      <text:p text:style-name="P4"/>
      <text:p text:style-name="P4"><text:span text:style-name="T5">January 9</text:span><text:span text:style-name="T3">th</text:span>: <text:tab/>Minor modifications to the Zoo UML Diagram.</text:p>
      <text:p text:style-name="P4"><text:tab/><text:tab/><text:tab/>Worked on the Zoo class.</text:p>
      <text:p text:style-name="P4"/>
      <text:p text:style-name="P3"/>
      <text:p text:style-name="P3"/>
      <text:p text:style-name="P3"/>
      <text:p text:style-name="P3"/>
      <text:p text:style-name="P3"/>
      <text:p text:style-name="P3"><text:soft-page-break/>January 12<text:span text:style-name="T2">th</text:span><text:span text:style-name="T1">: <text:tab/>Worked on zoo class, fixed JPanel error.</text:span></text:p>
      <text:p text:style-name="P4"/>
      <text:p text:style-name="P3">January 13<text:span text:style-name="T2">th</text:span><text:span text:style-name="T1">: <text:tab/>Worked on zoo class... Nothing much to say.</text:span></text:p>
      <text:p text:style-name="P4"/>
      <text:p text:style-name="P3"><text:span text:style-name="T6">January 14</text:span><text:span text:style-name="T4">th</text:span><text:span text:style-name="T1">: <text:tab/>Worked on zoo class.</text:span></text:p>
      <text:p text:style-name="P3"><text:span text:style-name="T1"><text:tab/><text:tab/><text:tab/>Nearly completed the 5 panels (no buttons work yet)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Segoe Print" svg:font-family="'Segoe Print'" style:font-pitch="variable"/>
    <style:font-face style:name="Times New Roman" svg:font-family="'Times New Roman'" style:font-family-generic="roman" style:font-pitch="variable"/>
    <style:font-face style:name="Bradley Hand ITC" svg:font-family="'Bradley Hand ITC'" style:font-family-generic="script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1-05T11:08:18.65</meta:creation-date>
    <dc:date>2015-01-14T09:44:54.35</dc:date>
    <meta:editing-duration>PT26M10S</meta:editing-duration>
    <meta:editing-cycles>18</meta:editing-cycles>
    <meta:generator>OpenOffice/4.1.0$Win32 OpenOffice.org_project/410m18$Build-9764</meta:generator>
    <meta:document-statistic meta:table-count="0" meta:image-count="0" meta:object-count="0" meta:page-count="2" meta:paragraph-count="19" meta:word-count="133" meta:character-count="833"/>
  </office:meta>
</office:document-meta>
</file>